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c0bcc" officeooo:paragraph-rsid="000c0bcc"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paragraph-rsid="0006ac8e" style:font-weight-asian="bold" style:font-weight-complex="bold"/>
    </style:style>
    <style:style style:name="P6" style:family="paragraph" style:parent-style-name="Standard">
      <style:text-properties officeooo:paragraph-rsid="00056801"/>
    </style:style>
    <style:style style:name="P7" style:family="paragraph" style:parent-style-name="Standard">
      <style:text-properties style:text-line-through-style="none" style:text-line-through-type="none" style:text-underline-style="solid" style:text-underline-width="auto" style:text-underline-color="font-color"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normal" style:text-underline-style="solid" style:text-underline-width="auto" style:text-underline-color="font-color" style:font-style-asian="normal" style:font-style-complex="normal"/>
    </style:style>
    <style:style style:name="P10" style:family="paragraph" style:parent-style-name="Standard">
      <style:text-properties officeooo:paragraph-rsid="0005bee8"/>
    </style:style>
    <style:style style:name="P11" style:family="paragraph" style:parent-style-name="Standard">
      <style:text-properties officeooo:paragraph-rsid="0005f2e6"/>
    </style:style>
    <style:style style:name="P12" style:family="paragraph" style:parent-style-name="Standard">
      <style:text-properties officeooo:paragraph-rsid="0006ac8e"/>
    </style:style>
    <style:style style:name="P13" style:family="paragraph" style:parent-style-name="Standard">
      <style:text-properties fo:background-color="transparent"/>
    </style:style>
    <style:style style:name="P14" style:family="paragraph" style:parent-style-name="Standard">
      <style:paragraph-properties fo:text-align="center" style:justify-single-word="false"/>
      <style:text-properties fo:font-size="18pt" fo:font-weight="bold" officeooo:rsid="00130254" officeooo:paragraph-rsid="00056801" style:font-size-asian="18pt" style:font-weight-asian="bold" style:font-size-complex="18pt" style:font-weight-complex="bold"/>
    </style:style>
    <style:style style:name="P15" style:family="paragraph" style:parent-style-name="Standard">
      <style:text-properties officeooo:rsid="0005f2e6" officeooo:paragraph-rsid="0005f2e6"/>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officeooo:paragraph-rsid="000e7486"/>
    </style:style>
    <style:style style:name="T1" style:family="text">
      <style:text-properties officeooo:rsid="00056801"/>
    </style:style>
    <style:style style:name="T2" style:family="text">
      <style:text-properties officeooo:rsid="0005bee8"/>
    </style:style>
    <style:style style:name="T3" style:family="text">
      <style:text-properties officeooo:rsid="0005f2e6"/>
    </style:style>
    <style:style style:name="T4" style:family="text">
      <style:text-properties fo:font-style="italic" style:font-style-asian="italic" style:font-style-complex="italic"/>
    </style:style>
    <style:style style:name="T5" style:family="text">
      <style:text-properties officeooo:rsid="0006ac8e"/>
    </style:style>
    <style:style style:name="T6" style:family="text">
      <style:text-properties officeooo:rsid="0007ae51"/>
    </style:style>
    <style:style style:name="T7" style:family="text">
      <style:text-properties fo:background-color="transparent" loext:char-shading-value="0"/>
    </style:style>
    <style:style style:name="T8" style:family="text">
      <style:text-properties officeooo:rsid="00099e49"/>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0e7486"/>
    </style:style>
    <style:style style:name="T15" style:family="text">
      <style:text-properties officeooo:rsid="000ee4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ros-Magento</text:p>
      <text:p text:style-name="Standard"/>
      <text:p text:style-name="Standard"/>
      <text:p text:style-name="Standard"/>
      <text:p text:style-name="P1">CREDENTIALS FOR EROS BASTION SERVER :</text:p>
      <text:p text:style-name="Standard"/>
      <text:p text:style-name="Standard"><text:span text:style-name="T11">PUBLIC IP</text:span> : <text:s/>15.184.164.205</text:p>
      <text:p text:style-name="Standard"/>
      <text:p text:style-name="Standard"><text:span text:style-name="T11">PRIVATE IP</text:span> : <text:s/>10.0.1.39</text:p>
      <text:p text:style-name="Standard"/>
      <text:p text:style-name="P17"><text:span text:style-name="T11">SSH KEY TO LOG IN ON BASTION SERVER</text:span> : </text:p>
      <text:p text:style-name="P17"/>
      <text:p text:style-name="P17"><text:tab/><text:tab/><text:span text:style-name="T14">$</text:span>ssh -i "ErosProdBahrain.pem" ubuntu@15.184.164.205 </text:p>
      <text:p text:style-name="Standard"/>
      <text:p text:style-name="Standard"/>
      <text:p text:style-name="P1">CREDENTIALS FOR EROS PRIVATE-PRODUCTION SERVER :</text:p>
      <text:p text:style-name="Standard"/>
      <text:p text:style-name="Standard"><text:span text:style-name="T10">PRIVATE IP</text:span> : <text:s/>10.0.2.187</text:p>
      <text:p text:style-name="Standard"/>
      <text:p text:style-name="P17"><text:span text:style-name="T10">SSH KEY TO LOG IN ON BASTION SERVER</text:span> : <text:s/></text:p>
      <text:p text:style-name="P17"/>
      <text:p text:style-name="P17"><text:tab/><text:tab/><text:span text:style-name="T14">$</text:span>sudo ssh -i "ErosProdBahrain.pem" ubuntu@10.0.2.57</text:p>
      <text:p text:style-name="Standard"/>
      <text:p text:style-name="Standard"/>
      <text:p text:style-name="Standard"/>
      <text:p text:style-name="Standard"/>
      <text:p text:style-name="P4"><text:span text:style-name="T15">CONFIGURATION </text:span>ON <text:span text:style-name="T8">PROD </text:span>SERVER : </text:p>
      <text:p text:style-name="P4"/>
      <text:p text:style-name="Standard">Registration On Magento Online Portal &amp; generate public/secrete keys in marketplace, As log in creadentials :</text:p>
      <text:p text:style-name="Standard"><text:tab/><text:tab/></text:p>
      <text:p text:style-name="P4">CONFIGURING <text:span text:style-name="T1">PREREQUISITES FOR MAGENTO </text:span>: <text:s/></text:p>
      <text:p text:style-name="Standard"><text:tab/><text:tab/></text:p>
      <text:p text:style-name="P1">1&gt;&gt;<text:tab/>LAMP server installation :</text:p>
      <text:p text:style-name="Standard"/>
      <text:p text:style-name="Standard"><text:tab/><text:tab/>$ sudo apt-get install nginx -y</text:p>
      <text:p text:style-name="Standard"><text:tab/><text:tab/>$ sudo apt-get install mysql -y</text:p>
      <text:p text:style-name="Standard"><text:tab/><text:tab/>$ sudo apt-get install php -y<text:tab/><text:tab/></text:p>
      <text:p text:style-name="Standard"><text:tab/><text:tab/></text:p>
      <text:p text:style-name="P1">2&gt;&gt;<text:tab/>INSTALL COMPOSER :</text:p>
      <text:p text:style-name="Standard"/>
      <text:p text:style-name="Standard">Composer is a popular dependency management tool for PHP, created mainly to facilitate installation and updates for project dependencies. It will check which other packages a specific project depends on and install them for you, using the appropriate versions according to the project requirements.</text:p>
      <text:p text:style-name="P6"><text:s/></text:p>
      <text:p text:style-name="P6">(reference : https://www.digitalocean.com/community/tutorials/how-to-install-composer-on-ubuntu-20-04-quickstart)<text:tab/><text:tab/><text:tab/><text:tab/></text:p>
      <text:p text:style-name="Standard"/>
      <text:p text:style-name="Standard"><text:tab/><text:tab/>$sudo apt update</text:p>
      <text:p text:style-name="Standard"><text:tab/><text:tab/>$sudo apt install php-cli unzip</text:p>
      <text:p text:style-name="Standard"><text:tab/><text:tab/>$cd ~</text:p>
      <text:p text:style-name="Standard"><text:soft-page-break/><text:tab/><text:tab/>$curl -sS https://getcomposer.org/installer -o /tmp/composer-setup.php</text:p>
      <text:p text:style-name="Standard"><text:tab/><text:tab/>$HASH=`curl -sS https://composer.github.io/installer.sig`</text:p>
      <text:p text:style-name="Standard"><text:tab/><text:tab/>$php -r "if (hash_file('SHA384', '/tmp/composer-setup.php') === '$HASH') { echo <text:tab/><text:tab/>'Installer verified'; } else { echo 'Installer corrupt'; unlink('composer-setup.php'); } <text:tab/><text:tab/>echo PHP_EOL;"</text:p>
      <text:p text:style-name="Standard"><text:tab/><text:tab/>$sudo php /tmp/composer-setup.php --install-dir=/usr/local/bin --filename=composer</text:p>
      <text:p text:style-name="Standard"><text:tab/><text:tab/>$composer</text:p>
      <text:p text:style-name="Standard"/>
      <text:p text:style-name="Standard"><text:tab/><text:tab/></text:p>
      <text:p text:style-name="P1">3&gt;&gt;<text:tab/>Elastic Search installation :</text:p>
      <text:p text:style-name="Standard"/>
      <text:p text:style-name="Standard">Elasticsearch is an open-source platform for full-text search and analytics engines. It allows you to store, search, and analyze a large amount of data in real-time. It is a popular search engine designed for applications that have complex search requirements<text:tab/><text:tab/></text:p>
      <text:p text:style-name="Standard"><text:tab/>video : <text:s/>https://www.youtube.com/watch?v=hVgrXi_9L6Y <text:s text:c="4"/><text:tab/><text:tab/><text:tab/><text:tab/><text:tab/><text:tab/> https://www.youtube.com/watch?v=HsKXy8AnJTM <text:tab/></text:p>
      <text:p text:style-name="P6"><text:tab/><text:span text:style-name="T1">D</text:span>ocument : https://www.elastic.co/guide/en/elasticsearch/reference/current/deb.html </text:p>
      <text:p text:style-name="P6"><text:s/></text:p>
      <text:p text:style-name="P6"><text:s/>ES Commands :</text:p>
      <text:p text:style-name="Standard"><text:tab/>:For heap size -</text:p>
      <text:p text:style-name="Standard"><text:tab/><text:tab/> <text:s/><text:span text:style-name="T7"><text:s/>$sudo su -</text:span></text:p>
      <text:p text:style-name="P13"><text:tab/><text:tab/> <text:s/>$cd /etc/elasticsearch/</text:p>
      <text:p text:style-name="P13"><text:tab/><text:tab/> <text:s/>$sudo vim jvm.options/ <text:s/></text:p>
      <text:p text:style-name="P13"><text:tab/><text:tab/></text:p>
      <text:p text:style-name="P6"><text:tab/></text:p>
      <text:p text:style-name="P6"/>
      <text:p text:style-name="P6"><text:tab/>:For ES running status - <text:s text:c="2"/></text:p>
      <text:p text:style-name="Standard"><text:tab/><text:tab/> <text:s/>$sudo systemctl start elasticsearch</text:p>
      <text:p text:style-name="Standard"><text:tab/><text:tab/> <text:s/>$sudo systemctl stop elasticsearch</text:p>
      <text:p text:style-name="Standard"><text:tab/><text:tab/> <text:s/>$sudo systemctl enable elasticsearch</text:p>
      <text:p text:style-name="Standard"><text:tab/><text:tab/> <text:s/>$curl localhost:9200</text:p>
      <text:p text:style-name="Standard"><text:tab/><text:tab/></text:p>
      <text:p text:style-name="P7">4&gt;&gt;<text:tab/>INSTALLING PHP EXTENSIONS TO <text:s/>ADD REQUIRE EXTENSIONS FOR MAGENTO THROUGH CLI :</text:p>
      <text:p text:style-name="P7"/>
      <text:p text:style-name="Standard">By using php extensions, you can avoid having to recreate the same code for numerous applications. To use an extension, you simply connect it to your application’s PHP binary. Because existing extensions don’t cover all the application domains, from time to time, you will need to develop a new extension.</text:p>
      <text:p text:style-name="Standard"/>
      <text:p text:style-name="P3">: The OCI8.so file is located in the folder /usr/lib/php/modules with the correct privileges.</text:p>
      <text:p text:style-name="Standard"/>
      <text:p text:style-name="Standard"><text:tab/><text:tab/> <text:s/>$sudo apt install php7.4-xml</text:p>
      <text:p text:style-name="Standard"><text:tab/><text:tab/> <text:s/>$sudo apt-get install php7.4.3-soap php7.4.3-bcmath</text:p>
      <text:p text:style-name="Standard"><text:tab/><text:tab/> <text:s/>$sudo apt-get install php-curl</text:p>
      <text:p text:style-name="Standard"><text:tab/><text:tab/> <text:s/>$sudo apt-get install gd</text:p>
      <text:p text:style-name="Standard"><text:tab/><text:tab/> <text:s/>$sudo apt-get install intl</text:p>
      <text:p text:style-name="Standard"><text:tab/><text:tab/> <text:s/>$sudo apt-get install soap</text:p>
      <text:p text:style-name="Standard"><text:tab/><text:tab/> <text:s/>$sudo apt-get install zip</text:p>
      <text:p text:style-name="Standard"/>
      <text:p text:style-name="Standard"><text:tab/><text:tab/><text:tab/> <text:s/></text:p>
      <text:p text:style-name="P4">5&gt;&gt;<text:tab/>PHP OCI-8 CONNECT EXTENTION INSTALLATION:</text:p>
      <text:p text:style-name="Standard"><text:soft-page-break/></text:p>
      <text:p text:style-name="Standard">The OCI8 extension lets you access Oracle Database. Use 'pecl install oci8' to install for PHP 8.1.<text:tab/></text:p>
      <text:p text:style-name="Standard"><text:s/><text:tab/>- { <text:s/>https://gist.github.com/eSkiSo/781269c79b4dd740e90fcc059c1985ae }</text:p>
      <text:p text:style-name="Standard"><text:tab/><text:tab/><text:tab/><text:tab/></text:p>
      <text:p text:style-name="Standard"><text:tab/>- Need to add following line maually at the end of nano /etc/php/7.4/fpm/php.ini <text:s text:c="2"/></text:p>
      <text:p text:style-name="Standard"><text:tab/><text:tab/>- extension = oci8.so </text:p>
      <text:p text:style-name="Standard"><text:tab/><text:tab/>- <text:s/>systemctl restart php7.4-fpm</text:p>
      <text:p text:style-name="Standard"/>
      <text:p text:style-name="P9">INSTALLATION STEPS FOR OCI8 ON UBUNTU 20.04 WITH PHP 7.4</text:p>
      <text:p text:style-name="Standard"/>
      <text:p text:style-name="Standard">Step 1: Download Oracle Instant Client and SDK from Oracle:</text:p>
      <text:p text:style-name="P10"><text:tab/></text:p>
      <text:p text:style-name="P10"><text:tab/>http://www.oracle.com/technetwork/topics/linuxx86-64soft-092277.html</text:p>
      <text:p text:style-name="Standard"/>
      <text:p text:style-name="Standard">Download files:</text:p>
      <text:p text:style-name="Standard"/>
      <text:p text:style-name="Standard"><text:tab/>Basic Package (ZIP): instantclient-basic-linux.x64-21.1.0.0.0.zip</text:p>
      <text:p text:style-name="Standard"><text:tab/>SDK Package (ZIP): instantclient-sdk-linux.x64-21.1.0.0.0.zip</text:p>
      <text:p text:style-name="Standard"/>
      <text:p text:style-name="Standard">Step 2: Create new folders for Oracle Instant Client on server</text:p>
      <text:p text:style-name="Standard"/>
      <text:p text:style-name="Standard"><text:span text:style-name="T2"><text:tab/><text:tab/>$</text:span>sudo mkdir /usr/lib/oracle</text:p>
      <text:p text:style-name="Standard"><text:s text:c="4"/><text:tab/><text:tab/><text:span text:style-name="T2">$</text:span>sudo mkdir /usr/lib/oracle/21.1</text:p>
      <text:p text:style-name="Standard"><text:tab/><text:tab/><text:span text:style-name="T2">$</text:span>sudo mkdir /usr/lib/oracle/21.1/client64</text:p>
      <text:p text:style-name="Standard"/>
      <text:p text:style-name="Standard">Step 3: Extract files</text:p>
      <text:p text:style-name="Standard"/>
      <text:p text:style-name="Standard"><text:tab/><text:tab/> <text:s/><text:span text:style-name="T2">$</text:span>sudo cp instantclient-basic-linux.x64-21.1.0.0.0.zip /usr/lib/oracle/21.1/client64</text:p>
      <text:p text:style-name="Standard"><text:tab/><text:tab/> <text:s/><text:span text:style-name="T2">$</text:span>sudo cp instantclient-sdk-linux.x64-21.1.0.0.0.zip /usr/lib/oracle/21.1/client64</text:p>
      <text:p text:style-name="Standard"/>
      <text:p text:style-name="Standard"><text:s text:c="4"/><text:tab/><text:tab/> <text:s/><text:span text:style-name="T2">$</text:span>cd /usr/lib/oracle/21.1/client64</text:p>
      <text:p text:style-name="Standard"/>
      <text:p text:style-name="Standard"><text:s text:c="3"/><text:tab/><text:tab/> <text:s/><text:span text:style-name="T2">$</text:span>sudo unzip instantclient-basic-linux.x64-21.1.0.0.0.zip</text:p>
      <text:p text:style-name="Standard"><text:s text:c="3"/><text:tab/><text:tab/> <text:s/><text:span text:style-name="T2">$</text:span>sudo unzip instantclient-sdk-linux.x64-21.1.0.0.0.zip</text:p>
      <text:p text:style-name="Standard"/>
      <text:p text:style-name="Standard"><text:tab/><text:tab/> <text:s/><text:span text:style-name="T2">$</text:span>sudo mv instantclient_21_1 lib</text:p>
      <text:p text:style-name="Standard"/>
      <text:p text:style-name="Standard">Step 4: Create symbolic link to the new Instant Client files:</text:p>
      <text:p text:style-name="Standard"/>
      <text:p text:style-name="Standard"><text:tab/><text:tab/> <text:s text:c="2"/><text:span text:style-name="T2">$</text:span>cd /usr/lib/oracle/21.1/client64/lib/ <text:s text:c="3"/></text:p>
      <text:p text:style-name="Standard"><text:tab/><text:tab/> <text:s text:c="2"/><text:span text:style-name="T2">$</text:span>sudo ln -s libclntsh.so.21.1 libclntsh.so (It may already exist, continue)</text:p>
      <text:p text:style-name="Standard"><text:tab/><text:tab/> <text:s text:c="2"/><text:span text:style-name="T2">$</text:span>sudo ln -s libocci.so.21.1 libocci.so (It may already exist, continue)</text:p>
      <text:p text:style-name="Standard"/>
      <text:p text:style-name="Standard">Step 5: Edit/Create this file with the path to the lib (for LDCONFIG):</text:p>
      <text:p text:style-name="Standard"/>
      <text:p text:style-name="Standard"><text:tab/><text:tab/> <text:s/><text:span text:style-name="T2">$</text:span>sudo echo /usr/lib/oracle/21.1/client64/lib &gt; /etc/ld.so.conf.d/oracle.conf</text:p>
      <text:p text:style-name="Standard"/>
      <text:p text:style-name="Standard">Step 6: Update Dynamic Linker</text:p>
      <text:p text:style-name="Standard"/>
      <text:p text:style-name="Standard"><text:tab/><text:tab/> <text:s/><text:span text:style-name="T2">$</text:span>ldconfig</text:p>
      <text:p text:style-name="Standard"/>
      <text:p text:style-name="Standard">Step 7 : Install php-dev php-pear build-essential and libaio1</text:p>
      <text:p text:style-name="Standard"><text:soft-page-break/></text:p>
      <text:p text:style-name="Standard"><text:tab/> <text:s text:c="10"/><text:tab/> <text:s/><text:span text:style-name="T2">$</text:span>sudo apt-get install php-dev php-pear build-essential libaio1</text:p>
      <text:p text:style-name="Standard"/>
      <text:p text:style-name="Standard">Step 8 : Update PECL to install OCI8 from it</text:p>
      <text:p text:style-name="Standard"/>
      <text:p text:style-name="Standard"><text:tab/><text:tab/><text:span text:style-name="T2">$</text:span>sudo pecl channel-update pecl.php.net</text:p>
      <text:p text:style-name="Standard"/>
      <text:p text:style-name="Standard"/>
      <text:p text:style-name="Standard">Install OCI8 from PCEL (desired version, default seems not to find it for me, i used php7.)</text:p>
      <text:p text:style-name="Standard"/>
      <text:p text:style-name="Standard"><text:tab/><text:tab/><text:span text:style-name="T3">$</text:span>sudo pecl install oci8 (php 8)</text:p>
      <text:p text:style-name="Standard"><text:s text:c="4"/><text:tab/><text:tab/><text:span text:style-name="T3">$</text:span>sudo pecl install oci8-2.2.0 <text:s/>(php 7.)</text:p>
      <text:p text:style-name="Standard"/>
      <text:p text:style-name="P8">During install it will require the path to Instant Client, write this:</text:p>
      <text:p text:style-name="Standard"/>
      <text:p text:style-name="Standard"><text:tab/><text:tab/>instantclient,/usr/lib/oracle/21.1/client64/lib</text:p>
      <text:p text:style-name="Standard"/>
      <text:p text:style-name="P8">At the end something like this should appear:</text:p>
      <text:p text:style-name="Standard"/>
      <text:p text:style-name="Standard">Build process completed successfully</text:p>
      <text:p text:style-name="Standard">Installing '/usr/lib/php/20190902/oci8.so'</text:p>
      <text:p text:style-name="Standard">install ok: channel://pecl.php.net/oci8-2.2.0</text:p>
      <text:p text:style-name="Standard">configuration option "php_ini" is not set to php.ini location</text:p>
      <text:p text:style-name="Standard">You should add "extension=oci8.so" to php.ini</text:p>
      <text:p text:style-name="Standard"/>
      <text:p text:style-name="Standard">Step 9 : Load OCI8 into PHP</text:p>
      <text:p text:style-name="Standard"/>
      <text:p text:style-name="Standard"><text:tab/><text:tab/><text:span text:style-name="T2">$</text:span>sudo echo "extension=oci8.so" &gt;&gt; /etc/php/7.4/cli/php.ini</text:p>
      <text:p text:style-name="Standard"/>
      <text:p text:style-name="P8"><text:tab/>: Restart Apache</text:p>
      <text:p text:style-name="Standard"/>
      <text:p text:style-name="Standard"><text:tab/><text:tab/><text:span text:style-name="T2">$</text:span>sudo systemctl restart apache2</text:p>
      <text:p text:style-name="Standard"/>
      <text:p text:style-name="Standard">Step 10: <text:s/>Add to mods-available</text:p>
      <text:p text:style-name="Standard"/>
      <text:p text:style-name="Standard"><text:tab/><text:tab/><text:span text:style-name="T2">$</text:span>cd /etc/php/7.4/mods-available/</text:p>
      <text:p text:style-name="Standard"><text:tab/><text:tab/><text:span text:style-name="T2">$</text:span>sudo nano oci.ini</text:p>
      <text:p text:style-name="Standard"/>
      <text:p text:style-name="Standard"><text:tab/>: <text:span text:style-name="T4">Add this to the file:</text:span></text:p>
      <text:p text:style-name="Standard"/>
      <text:p text:style-name="Standard"><text:tab/><text:tab/>extension = oci8.so</text:p>
      <text:p text:style-name="Standard"/>
      <text:p text:style-name="Standard">Step 11 : Create sym link to the created ini file</text:p>
      <text:p text:style-name="Standard"/>
      <text:p text:style-name="Standard"><text:tab/><text:tab/><text:span text:style-name="T2">$</text:span>cd /etc/php/7.4/apache2/conf.d</text:p>
      <text:p text:style-name="Standard"><text:tab/><text:tab/><text:span text:style-name="T2">$</text:span>sudo ln -s /etc/php/7.4/mods-available/oci.ini 20-oci.ini</text:p>
      <text:p text:style-name="Standard"/>
      <text:p text:style-name="Standard"><text:tab/>: <text:span text:style-name="T4">Restart Apache</text:span></text:p>
      <text:p text:style-name="Standard"><text:tab/><text:tab/><text:span text:style-name="T3">$</text:span>sudo systemctl restart apache2</text:p>
      <text:p text:style-name="Standard"/>
      <text:p text:style-name="Standard">Step 12 : (Testing) Check if OCI is loaded in PHP</text:p>
      <text:p text:style-name="Standard"/>
      <text:p text:style-name="Standard"><text:soft-page-break/><text:tab/><text:tab/><text:span text:style-name="T3">$</text:span>php -i | grep oci</text:p>
      <text:p text:style-name="Standard"/>
      <text:p text:style-name="Standard"><text:tab/>: <text:span text:style-name="T4">Should output something like this:</text:span></text:p>
      <text:p text:style-name="Standard"/>
      <text:p text:style-name="Standard">oci8</text:p>
      <text:p text:style-name="Standard">oci8.connection_class =&gt; no value =&gt; no value</text:p>
      <text:p text:style-name="Standard">oci8.default_prefetch =&gt; 100 =&gt; 100</text:p>
      <text:p text:style-name="Standard">oci8.events =&gt; Off =&gt; Off</text:p>
      <text:p text:style-name="Standard">oci8.max_persistent =&gt; -1 =&gt; -1</text:p>
      <text:p text:style-name="Standard">oci8.old_oci_close_semantics =&gt; Off =&gt; Off</text:p>
      <text:p text:style-name="Standard">oci8.persistent_timeout =&gt; -1 =&gt; -1</text:p>
      <text:p text:style-name="Standard">oci8.ping_interval =&gt; 60 =&gt; 60</text:p>
      <text:p text:style-name="Standard">oci8.privileged_connect =&gt; Off =&gt; Off</text:p>
      <text:p text:style-name="Standard">oci8.statement_cache_size =&gt; 20 =&gt; 20</text:p>
      <text:p text:style-name="Standard"/>
      <text:p text:style-name="Standard"/>
      <text:p text:style-name="P4">6&gt;&gt;<text:tab/> CONFIGURATION AND INSTALLATION OF PHPMYADMIN : </text:p>
      <text:p text:style-name="P11"/>
      <text:p text:style-name="P15">REFERENCE:</text:p>
      <text:p text:style-name="P11"/>
      <text:p text:style-name="P11"><text:tab/>{video: https://www.youtube.com/watch?v=NboJeJTRzic&amp;t=324s }</text:p>
      <text:p text:style-name="P11"><text:tab/>{docs : https://www.codewithharry.com/blogpost/install-phpmyadmin-ubuntu }</text:p>
      <text:p text:style-name="P11"><text:tab/></text:p>
      <text:p text:style-name="P11"/>
      <text:p text:style-name="P11"/>
      <text:p text:style-name="Standard">phpMyAdmin is a free software tool written in PHP, intended to handle the administration of MySQL over the Web. phpMyAdmin supports a wide range of operations on MySQL and MariaDB. Frequently used operations (managing databases, tables, columns, relations, indexes, users, permissions, etc) can be performed via the user interface, while you still have the ability to directly execute any SQL statement.</text:p>
      <text:p text:style-name="Standard"/>
      <text:p text:style-name="Standard"><text:tab/> <text:s text:c="5"/>: To activate database user in phpmyadmib </text:p>
      <text:p text:style-name="Standard"><text:tab/><text:tab/>steps:</text:p>
      <text:p text:style-name="Standard"><text:tab/><text:tab/><text:tab/>&gt; cd /etc/phpmyadmin/</text:p>
      <text:p text:style-name="Standard"><text:tab/><text:tab/><text:tab/>&gt; sudo nano config-db.php</text:p>
      <text:p text:style-name="Standard"><text:tab/><text:tab/><text:tab/><text:tab/>&lt;?php</text:p>
      <text:p text:style-name="Standard"><text:tab/><text:tab/><text:tab/><text:tab/>$dbuser='phpmyadmin';</text:p>
      <text:p text:style-name="Standard"><text:tab/><text:tab/><text:tab/><text:tab/>$dbpass='erosnowphpmyadmin'; <text:s text:c="3"/>( CHANGE PASWWORD HERE )</text:p>
      <text:p text:style-name="Standard"><text:tab/><text:tab/><text:tab/><text:tab/>$basepath=''; <text:s/></text:p>
      <text:p text:style-name="Standard"><text:tab/><text:tab/><text:tab/><text:tab/>$dbname='phpmyadmin';<text:tab/><text:tab/>( CHANGE DB NAME HERE )</text:p>
      <text:p text:style-name="Standard"><text:tab/><text:tab/><text:tab/><text:tab/>$dbserver='eros-prod-rds-mysql.cuywhj9qtja2.me-south-1.rds.amazonaws.com'; <text:s/>( CHANGE HOSTNAME HERE &lt; localhost to endpoint &gt; )</text:p>
      <text:p text:style-name="Standard"><text:tab/><text:tab/><text:tab/><text:tab/>$dbport='3306';</text:p>
      <text:p text:style-name="Standard"><text:tab/><text:tab/><text:tab/><text:tab/>$dbtype='mysql';</text:p>
      <text:p text:style-name="Standard"><text:s/><text:tab/><text:tab/><text:tab/><text:tab/>&gt; EXIT<text:tab/></text:p>
      <text:p text:style-name="Standard"><text:tab/></text:p>
      <text:p text:style-name="P5">7&gt;&gt;<text:tab/><text:span text:style-name="T5">INSTALLATION ON MAGENTO APP</text:span></text:p>
      <text:p text:style-name="P12"><text:tab/><text:tab/>Download &amp; Install magento</text:p>
      <text:p text:style-name="Standard"><text:tab/><text:tab/><text:tab/>Video : ( https://www.youtube.com/watch?v=36eWE0K1_0w ) <text:s text:c="2"/></text:p>
      <text:p text:style-name="P12"><text:tab/><text:tab/><text:tab/>Document :</text:p>
      <text:p text:style-name="P12"><text:tab/><text:tab/><text:tab/><text:tab/><text:tab/>https://docs.google.com/document/d/1O43-SwvQPmyTNdHQ5ySE1KyohwMHKljDJQEJFPkHcq4/edit</text:p>
      <text:p text:style-name="P12"><text:soft-page-break/><text:tab/><text:tab/></text:p>
      <text:p text:style-name="P12"><text:tab/><text:tab/>check magento version :</text:p>
      <text:p text:style-name="P12"><text:tab/><text:tab/><text:tab/><text:tab/><text:span text:style-name="T5">$</text:span>sudo cd /var/www/erosnow </text:p>
      <text:p text:style-name="Standard"><text:tab/><text:tab/><text:tab/><text:tab/><text:span text:style-name="T5">$</text:span>sudo bin/magento --version</text:p>
      <text:p text:style-name="Standard"><text:tab/><text:tab/><text:tab/><text:tab/></text:p>
      <text:p text:style-name="P4">8&gt;&gt;<text:tab/>ATTACHING AWS-RDS DB TO MAGENTO INSTANCE :</text:p>
      <text:p text:style-name="Standard"><text:tab/></text:p>
      <text:p text:style-name="Standard"><text:tab/>Path to configure the datails for attaching the RDS database instance using endpoint.<text:tab/></text:p>
      <text:p text:style-name="P12"><text:tab/><text:tab/></text:p>
      <text:p text:style-name="P12"><text:span text:style-name="T5"><text:tab/><text:tab/><text:tab/><text:tab/>$cd</text:span>/var/www/erosdigital/app/etc/env.php</text:p>
      <text:p text:style-name="Standard"><text:tab/><text:tab/></text:p>
      <text:p text:style-name="Standard"/>
      <text:p text:style-name="Standard"/>
      <text:p text:style-name="P4">9&gt;&gt; <text:s/>CONFIGURATION AND INSTALLTION OF REDISS ON THE SERVER.</text:p>
      <text:p text:style-name="Standard"/>
      <text:p text:style-name="Standard">Redis, which stands for Remote Dictionary Server, is a fast, open source, in-memory, key-value data store. Redis is an open-source, highly replicated, performant, non-relational kind of database and caching server. It works by mapping keys to values with a sort of predefined data model. Its benefits include: Mapped key-value-based caching system, almost comparable to memcached.</text:p>
      <text:p text:style-name="Standard"/>
      <text:p text:style-name="Standard"><text:tab/><text:tab/><text:tab/><text:tab/> <text:s/>$apt update</text:p>
      <text:p text:style-name="Standard"><text:tab/><text:tab/><text:tab/><text:tab/> <text:s/>$apt install net-tools</text:p>
      <text:p text:style-name="Standard"><text:tab/><text:tab/><text:tab/><text:tab/> <text:s/>$apt update</text:p>
      <text:p text:style-name="Standard"><text:tab/><text:tab/><text:tab/><text:tab/> <text:s/>$systemctl status redis.service</text:p>
      <text:p text:style-name="Standard"><text:tab/><text:tab/><text:tab/><text:tab/> <text:s/>$apt install redis-server</text:p>
      <text:p text:style-name="Standard"><text:tab/><text:tab/><text:tab/><text:tab/> <text:s/>$systemctl status redis.service</text:p>
      <text:p text:style-name="Standard"><text:tab/><text:tab/><text:tab/><text:tab/> <text:s/>$redis-cli</text:p>
      <text:p text:style-name="Standard"><text:tab/><text:tab/><text:tab/><text:tab/> <text:s/>$sudo nano /etc/redis/redis.conf</text:p>
      <text:p text:style-name="Standard"><text:tab/><text:tab/><text:tab/><text:tab/> <text:s/><text:span text:style-name="T5">$</text:span>systemctl restart redis.service</text:p>
      <text:p text:style-name="Standard"><text:tab/><text:tab/><text:tab/><text:tab/> <text:s/>$systemctl status redis.service</text:p>
      <text:p text:style-name="Standard"><text:tab/><text:tab/><text:tab/><text:tab/> <text:s/>$redis-cli -h 10.0.2.204 ping</text:p>
      <text:p text:style-name="Standard"/>
      <text:p text:style-name="Standard"><text:s text:c="3"/>Made changes in sudo nano /etc/redis/redis.conf</text:p>
      <text:p text:style-name="P12"><text:s text:c="2"/></text:p>
      <text:p text:style-name="P12"><text:tab/> <text:s/>- set "protected mode no" from "yes"</text:p>
      <text:p text:style-name="Standard"><text:s text:c="2"/><text:tab/> <text:s/>- set "supervised systemd" from "no"</text:p>
      <text:p text:style-name="Standard"><text:s text:c="5"/><text:span text:style-name="T5">T</text:span>hen,</text:p>
      <text:p text:style-name="Standard"><text:s text:c="2"/><text:tab/> <text:s/>- added IP Address "bind 10.0.2.204" <text:s/>to acces it using host ip</text:p>
      <text:p text:style-name="Standard"><text:s/></text:p>
      <text:p text:style-name="Standard"><text:s text:c="2"/>To Start redis-cli ::</text:p>
      <text:p text:style-name="Standard"><text:s text:c="3"/><text:tab/>-redis-cli -h 10.0.2.204</text:p>
      <text:p text:style-name="Standard"/>
      <text:p text:style-name="Standard"/>
      <text:p text:style-name="Standard"><text:s text:c="2"/>To check redis.service after every modification:</text:p>
      <text:p text:style-name="Standard"><text:tab/><text:tab/><text:tab/><text:tab/><text:span text:style-name="T5">$</text:span>systemctl restart redis-service</text:p>
      <text:p text:style-name="Standard"><text:tab/><text:tab/><text:tab/><text:tab/><text:span text:style-name="T5">$</text:span>systemctl status redis-service <text:s text:c="3"/><text:tab/></text:p>
      <text:p text:style-name="Standard"/>
      <text:p text:style-name="Standard"><text:s text:c="2"/>To Stop Service.<text:tab/></text:p>
      <text:p text:style-name="Standard"><text:tab/><text:tab/><text:tab/><text:tab/><text:span text:style-name="T5">$</text:span>systemctl stop redis-service</text:p>
      <text:p text:style-name="Standard"/>
      <text:p text:style-name="Standard"><text:tab/><text:tab/></text:p>
      <text:p text:style-name="Standard"/>
      <text:p text:style-name="Standard"><text:soft-page-break/><text:tab/> <text:s text:c="4"/></text:p>
      <text:p text:style-name="P4"><text:span text:style-name="T8">10</text:span> : <text:span text:style-name="T5">VIRTUAL HOST CONFIHURATION FOR EROS .AE</text:span></text:p>
      <text:p text:style-name="Standard"/>
      <text:p text:style-name="Standard">create a vhost for the erosnow and created one "eros" folder /var/html/ and in that create "pub" folder and point that vhost to that pub folder<text:tab/><text:tab/></text:p>
      <text:p text:style-name="Standard"><text:tab/><text:tab/></text:p>
      <text:p text:style-name="Standard"><text:tab/><text:tab/><text:tab/><text:tab/><text:span text:style-name="T6">$</text:span>cd /etc/nginx/sites-available</text:p>
      <text:p text:style-name="Standard"><text:tab/><text:tab/><text:tab/><text:tab/><text:span text:style-name="T6">$</text:span>sudo vim eros.ae.conf<text:tab/></text:p>
      <text:p text:style-name="Standard"><text:tab/></text:p>
      <text:p text:style-name="Standard"><text:s text:c="2"/>Added server name and domain. make chnages accordingly.</text:p>
      <text:p text:style-name="Standard"><text:tab/><text:tab/><text:tab/><text:tab/><text:span text:style-name="T6">$</text:span>server_name eros.ae www.eros.ae;</text:p>
      <text:p text:style-name="Standard"/>
      <text:p text:style-name="Standard"><text:s text:c="4"/></text:p>
      <text:p text:style-name="Standard"/>
      <text:p text:style-name="Standard"/>
      <text:p text:style-name="P2">NGINIX FILE CONTENT :</text:p>
      <text:p text:style-name="Standard"/>
      <text:p text:style-name="Standard">server {</text:p>
      <text:p text:style-name="Standard"><text:tab/>listen 80;</text:p>
      <text:p text:style-name="Standard">#<text:tab/>listen [::]:80 default_server;</text:p>
      <text:p text:style-name="Standard"/>
      <text:p text:style-name="Standard"/>
      <text:p text:style-name="Standard"><text:tab/>root /var/www/erosdigital/pub;</text:p>
      <text:p text:style-name="Standard"/>
      <text:p text:style-name="Standard"><text:tab/># Add index.php to the list if you are using PHP</text:p>
      <text:p text:style-name="Standard"><text:tab/>index index.php index.html index.htm index.nginx-debian.html;</text:p>
      <text:p text:style-name="Standard"/>
      <text:p text:style-name="Standard"><text:tab/>server_name eros.ae www.eros.ae;</text:p>
      <text:p text:style-name="Standard"/>
      <text:p text:style-name="Standard"><text:tab/>location / {</text:p>
      <text:p text:style-name="Standard"><text:tab/><text:tab/># try_files $uri $uri/ =404;</text:p>
      <text:p text:style-name="Standard"><text:s text:c="4"/><text:tab/><text:tab/>try_files $uri $uri/ /index.php$is_args$args;</text:p>
      <text:p text:style-name="Standard"><text:tab/>}</text:p>
      <text:p text:style-name="Standard"/>
      <text:p text:style-name="Standard"><text:s text:c="8"/>access_log /var/log/nginx/eros.ae_access.log;</text:p>
      <text:p text:style-name="Standard"><text:s text:c="8"/>error_log /var/log/nginx/eros.ae_error.log;</text:p>
      <text:p text:style-name="Standard"/>
      <text:p text:style-name="Standard"/>
      <text:p text:style-name="Standard"><text:tab/># pass PHP scripts to FastCGI server</text:p>
      <text:p text:style-name="Standard"><text:tab/>#</text:p>
      <text:p text:style-name="Standard"><text:tab/>location ~ \.php$ {</text:p>
      <text:p text:style-name="Standard"><text:tab/><text:tab/>include snippets/fastcgi-php.conf;</text:p>
      <text:p text:style-name="Standard"><text:tab/>#</text:p>
      <text:p text:style-name="Standard"><text:tab/>#<text:tab/># With php-fpm (or other unix sockets):</text:p>
      <text:p text:style-name="Standard"><text:tab/><text:tab/>fastcgi_pass unix:/var/run/php/php7.4-fpm.sock;</text:p>
      <text:p text:style-name="Standard"><text:tab/>#<text:tab/># With php-cgi (or other tcp sockets):</text:p>
      <text:p text:style-name="Standard"><text:tab/>#<text:tab/>fastcgi_pass 127.0.0.1:9000;</text:p>
      <text:p text:style-name="Standard">#<text:tab/><text:tab/>fastcgi_buffers 16 16k;</text:p>
      <text:p text:style-name="Standard"><text:tab/><text:tab/>fastcgi_buffers 16 128k;</text:p>
      <text:p text:style-name="Standard"># <text:s text:c="7"/><text:tab/>fastcgi_buffer_size 32k;</text:p>
      <text:p text:style-name="Standard"><text:s text:c="8"/><text:tab/>fastcgi_buffer_size 256k;</text:p>
      <text:p text:style-name="Standard"/>
      <text:p text:style-name="Standard"><text:soft-page-break/><text:tab/><text:tab/>fastcgi_read_timeout 1h;</text:p>
      <text:p text:style-name="Standard"><text:tab/><text:tab/>fastcgi_send_timeout 600;</text:p>
      <text:p text:style-name="Standard"><text:tab/><text:tab/>fastcgi_connect_timeout 600;</text:p>
      <text:p text:style-name="Standard"/>
      <text:p text:style-name="Standard"><text:tab/><text:tab/>client_max_body_size 2G;</text:p>
      <text:p text:style-name="Standard"/>
      <text:p text:style-name="Standard"/>
      <text:p text:style-name="Standard"><text:tab/>}</text:p>
      <text:p text:style-name="Standard"/>
      <text:p text:style-name="Standard"><text:tab/># deny access to .htaccess files, if Apache's document root</text:p>
      <text:p text:style-name="Standard"><text:tab/># concurs with nginx's one</text:p>
      <text:p text:style-name="Standard"><text:tab/>#</text:p>
      <text:p text:style-name="Standard"><text:tab/>location ~ /\.ht {</text:p>
      <text:p text:style-name="Standard"><text:tab/><text:tab/>deny all;</text:p>
      <text:p text:style-name="Standard"><text:tab/>}</text:p>
      <text:p text:style-name="Standard"/>
      <text:p text:style-name="Standard"/>
      <text:p text:style-name="Standard"><text:tab/><text:tab/></text:p>
      <text:p text:style-name="Standard"><text:tab/><text:tab/></text:p>
      <text:p text:style-name="Standard"><text:tab/><text:tab/></text:p>
      <text:p text:style-name="Standard"><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6:55:03.213009588</meta:creation-date>
    <dc:date>2022-04-20T12:10:23.526874592</dc:date>
    <meta:editing-duration>PT18M43S</meta:editing-duration>
    <meta:editing-cycles>5</meta:editing-cycles>
    <meta:generator>LibreOffice/6.4.7.2$Linux_X86_64 LibreOffice_project/40$Build-2</meta:generator>
    <meta:document-statistic meta:table-count="0" meta:image-count="0" meta:object-count="0" meta:page-count="8" meta:paragraph-count="253" meta:word-count="1311" meta:character-count="10640" meta:non-whitespace-character-count="8911"/>
  </office:meta>
</office:document-meta>
</file>